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font-name="Arial" fo:hyphenate="true"/>
    </style:style>
    <style:style style:name="ce38" style:family="table-cell" style:parent-style-name="Default">
      <style:text-properties style:font-name="Arial"/>
    </style:style>
    <style:style style:name="ce39" style:family="table-cell" style:parent-style-name="Default">
      <style:table-cell-properties style:vertical-align="middle"/>
      <style:text-properties style:font-name="Arial" fo:font-size="9pt" style:font-size-asian="9pt" style:font-size-complex="9pt"/>
    </style:style>
    <style:style style:name="ce40" style:family="table-cell" style:parent-style-name="Default">
      <style:table-cell-properties fo:wrap-option="wrap" style:vertical-align="middle"/>
      <style:text-properties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7"/>
          <table:table-cell table:style-name="ce28" office:value-type="string" calcext:value-type="string">
            <text:p>FYI only:</text:p>
          </table:table-cell>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5" table:style-name="ce28" office:value-type="string" calcext:value-type="string">
            <text:p>FYI only:</text:p>
          </table:table-cell>
          <table:table-cell table:style-name="ce28" office:value-type="string" calcext:value-type="string">
            <text:p>Deviation</text:p>
          </table:table-cell>
          <table:table-cell table:number-columns-repeated="1001"/>
        </table:table-row>
        <table:table-header-rows>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of result</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against</text:p>
            </table:table-cell>
            <table:table-cell table:number-columns-repeated="1001"/>
          </table:table-row>
        </table:table-header-rows>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default</text:p>
          </table:table-cell>
          <table:table-cell table:number-columns-repeated="1001"/>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3"/>
          <table:table-cell table:style-name="ce30"/>
          <table:table-cell table:style-name="ce35"/>
          <table:table-cell table:style-name="ce30"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52"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95"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9"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7"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7"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9"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5"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5"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9"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6"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6"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599"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01"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9"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699"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8"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9"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6"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6"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2"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6"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80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31"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84"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7"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7"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4"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4"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6"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1"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79"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4"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2"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2"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3"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1"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3"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3"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1"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4"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19"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91"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4"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5"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1"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5"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1"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4"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1"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3"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3"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5"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9"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7"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5"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9"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9"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0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1"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4"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8"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2"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3"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2"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9"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99"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9"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41"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7"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5"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6"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4"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6"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00000000001"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3"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3:54:43.8543224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631" meta:object-count="0"/>
  </office:meta>
</office:document-meta>
</file>